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028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3.0701in"/>
    </style:style>
    <style:style style:name="co4" style:family="table-column">
      <style:table-column-properties fo:break-before="auto" style:column-width="22.8335in"/>
    </style:style>
    <style:style style:name="co5" style:family="table-column">
      <style:table-column-properties fo:break-before="auto" style:column-width="1.472in"/>
    </style:style>
    <style:style style:name="co6" style:family="table-column">
      <style:table-column-properties fo:break-before="auto" style:column-width="6.0728in"/>
    </style:style>
    <style:style style:name="co7" style:family="table-column">
      <style:table-column-properties fo:break-before="auto" style:column-width="6.2547in"/>
    </style:style>
    <style:style style:name="co8" style:family="table-column">
      <style:table-column-properties fo:break-before="auto" style:column-width="6.2874in"/>
    </style:style>
    <style:style style:name="co9" style:family="table-column">
      <style:table-column-properties fo:break-before="auto" style:column-width="5.3654in"/>
    </style:style>
    <style:style style:name="co10" style:family="table-column">
      <style:table-column-properties fo:break-before="auto" style:column-width="5.2898in"/>
    </style:style>
    <style:style style:name="co11" style:family="table-column">
      <style:table-column-properties fo:break-before="auto" style:column-width="0.828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tasklist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Week</text:p>
          </table:table-cell>
          <table:table-cell table:style-name="Default" office:value-type="string" calcext:value-type="string">
            <text:p>Start Date</text:p>
          </table:table-cell>
          <table:table-cell office:value-type="string" calcext:value-type="string">
            <text:p>End Date</text:p>
          </table:table-cell>
          <table:table-cell office:value-type="string" calcext:value-type="string">
            <text:p>Focus / Theme</text:p>
          </table:table-cell>
          <table:table-cell office:value-type="string" calcext:value-type="string">
            <text:p>Task Description</text:p>
          </table:table-cell>
          <table:table-cell office:value-type="string" calcext:value-type="string">
            <text:p>Key Skill</text:p>
          </table:table-cell>
          <table:table-cell office:value-type="string" calcext:value-type="string">
            <text:p>Tools / Resources</text:p>
          </table:table-cell>
          <table:table-cell office:value-type="string" calcext:value-type="string">
            <text:p>Project Goal for the Week</text:p>
          </table:table-cell>
          <table:table-cell office:value-type="string" calcext:value-type="string">
            <text:p>St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se 1: The Bedrock - Server &amp; Backend Fundamentals</text:p>
          </table:table-cell>
          <table:table-cell office:value-type="float" office:value="1" calcext:value-type="float">
            <text:p>1</text:p>
          </table:table-cell>
          <table:table-cell office:value-type="date" office:date-value="2025-07-14" calcext:value-type="date">
            <text:p>2025-07-14</text:p>
          </table:table-cell>
          <table:table-cell table:style-name="ce1" office:value-type="date" office:date-value="2025-07-20" calcext:value-type="date">
            <text:p>2025-07-20</text:p>
          </table:table-cell>
          <table:table-cell office:value-type="string" calcext:value-type="string">
            <text:p>Linux Fundamentals</text:p>
          </table:table-cell>
          <table:table-cell office:value-type="string" calcext:value-type="string">
            <text:p>Task 1.1: Set up a Linux environment (use WSL on Windows, or a VM like VirtualBox). Task 1.2: Practice basic commands: `ls`, `cd`, `pwd`, `mkdir`, `rm`, `cp`, `mv`. Task 1.3: Learn about file permissions (`chmod`) and users (`sudo`). Task 1.4: Learn to use a terminal-based text editor like `nano`.</text:p>
          </table:table-cell>
          <table:table-cell office:value-type="string" calcext:value-type="string">
            <text:p>Linux CLI</text:p>
          </table:table-cell>
          <table:table-cell office:value-type="string" calcext:value-type="string">
            <text:p>WSL/VirtualBox</text:p>
          </table:table-cell>
          <table:table-cell office:value-type="string" calcext:value-type="string">
            <text:p>Confidently navigate and manage files/directories in a Linux terminal.</text:p>
          </table:table-cell>
          <table:table-cell office:value-type="string" calcext:value-type="string">
            <text:p>Not 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se 1: The Bedrock - Server &amp; Backend Fundamentals</text:p>
          </table:table-cell>
          <table:table-cell office:value-type="float" office:value="2" calcext:value-type="float">
            <text:p>2</text:p>
          </table:table-cell>
          <table:table-cell office:value-type="date" office:date-value="2025-07-21" calcext:value-type="date">
            <text:p>2025-07-21</text:p>
          </table:table-cell>
          <table:table-cell table:style-name="ce1" office:value-type="date" office:date-value="2025-07-27" calcext:value-type="date">
            <text:p>2025-07-27</text:p>
          </table:table-cell>
          <table:table-cell office:value-type="string" calcext:value-type="string">
            <text:p>Advanced Linux &amp; Scripting</text:p>
          </table:table-cell>
          <table:table-cell office:value-type="string" calcext:value-type="string">
            <text:p>Task 2.1: Learn about package managers (`apt` on Debian/Ubuntu). Install Python, Git. Task 2.2: Understand input/output redirection (`&gt;`, `|`, `&gt;&gt;`). Task 2.3: Write simple shell scripts to automate tasks (e.g., a script to create a new project directory and a virtual environment). Task 2.4: Learn to use `git` for version control (`init`, `add`, `commit`, `push`).</text:p>
          </table:table-cell>
          <table:table-cell office:value-type="string" calcext:value-type="string">
            <text:p>Shell Scripting &amp; Git</text:p>
          </table:table-cell>
          <table:table-cell office:value-type="string" calcext:value-type="string">
            <text:p>Bash, Git, GitHub</text:p>
          </table:table-cell>
          <table:table-cell office:value-type="string" calcext:value-type="string">
            <text:p>Write a shell script to automate your development setup and push it to a new GitHub repo.</text:p>
          </table:table-cell>
          <table:table-cell office:value-type="string" calcext:value-type="string">
            <text:p>Not 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se 1: The Bedrock - Server &amp; Backend Fundamentals</text:p>
          </table:table-cell>
          <table:table-cell office:value-type="float" office:value="3" calcext:value-type="float">
            <text:p>3</text:p>
          </table:table-cell>
          <table:table-cell office:value-type="date" office:date-value="2025-07-28" calcext:value-type="date">
            <text:p>2025-07-28</text:p>
          </table:table-cell>
          <table:table-cell table:style-name="ce1" office:value-type="date" office:date-value="2025-08-03" calcext:value-type="date">
            <text:p>2025-08-03</text:p>
          </table:table-cell>
          <table:table-cell office:value-type="string" calcext:value-type="string">
            <text:p>Intro to FastAPI</text:p>
          </table:table-cell>
          <table:table-cell office:value-type="string" calcext:value-type="string">
            <text:p>Task 3.1: Complete the official FastAPI tutorial (first few sections). Task 3.2: Understand path and query parameters. Task 3.3: Learn about Pydantic for data validation and creating schemas. Task 3.4: Build a simple "To-Do" API with in-memory data (a Python list of dicts) with endpoints for GET (all) and POST (new).</text:p>
          </table:table-cell>
          <table:table-cell office:value-type="string" calcext:value-type="string">
            <text:p>Python Backend Dev</text:p>
          </table:table-cell>
          <table:table-cell office:value-type="string" calcext:value-type="string">
            <text:p>FastAPI</text:p>
          </table:table-cell>
          <table:table-cell office:value-type="string" calcext:value-type="string">
            <text:p><text:s/>Pydantic</text:p>
          </table:table-cell>
          <table:table-cell office:value-type="string" calcext:value-type="string">
            <text:p><text:s/>VS Code</text:p>
          </table:table-cell>
          <table:table-cell office:value-type="string" calcext:value-type="string">
            <text:p>Create a functioning To-Do API with endpoints to list all tasks and create a new one.</text:p>
          </table:table-cell>
          <table:table-cell office:value-type="string" calcext:value-type="string">
            <text:p>Not Started</text:p>
          </table:table-cell>
          <table:table-cell/>
        </table:table-row>
        <table:table-row table:style-name="ro1">
          <table:table-cell office:value-type="string" calcext:value-type="string">
            <text:p>Phase 1: The Bedrock - Server &amp; Backend Fundamentals</text:p>
          </table:table-cell>
          <table:table-cell office:value-type="float" office:value="4" calcext:value-type="float">
            <text:p>4</text:p>
          </table:table-cell>
          <table:table-cell office:value-type="date" office:date-value="2025-08-04" calcext:value-type="date">
            <text:p>2025-08-04</text:p>
          </table:table-cell>
          <table:table-cell table:style-name="ce1" office:value-type="date" office:date-value="2025-08-10" calcext:value-type="date">
            <text:p>2025-08-10</text:p>
          </table:table-cell>
          <table:table-cell office:value-type="string" calcext:value-type="string">
            <text:p>Database Integration with Supabase</text:p>
          </table:table-cell>
          <table:table-cell office:value-type="string" calcext:value-type="string">
            <text:p>Task 4.1: Create a Supabase account and a new project. Task 4.2: Design a `todos` table in the Supabase UI. Task 4.3: Modify your FastAPI app to connect to Supabase using its Python client library. Task 4.4: Implement full CRUD (Create, Read, Update, Delete) functionality for your To-Do API, interacting with the real database.</text:p>
          </table:table-cell>
          <table:table-cell office:value-type="string" calcext:value-type="string">
            <text:p>Database Management</text:p>
          </table:table-cell>
          <table:table-cell office:value-type="string" calcext:value-type="string">
            <text:p>Supabase</text:p>
          </table:table-cell>
          <table:table-cell office:value-type="string" calcext:value-type="string">
            <text:p>Your API should now manage To-Do items in a persistent Supabase database.</text:p>
          </table:table-cell>
          <table:table-cell office:value-type="string" calcext:value-type="string">
            <text:p>Not 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se 2: Containerization &amp; Deployment</text:p>
          </table:table-cell>
          <table:table-cell office:value-type="float" office:value="5" calcext:value-type="float">
            <text:p>5</text:p>
          </table:table-cell>
          <table:table-cell office:value-type="date" office:date-value="2025-08-11" calcext:value-type="date">
            <text:p>2025-08-11</text:p>
          </table:table-cell>
          <table:table-cell table:style-name="ce1" office:value-type="date" office:date-value="2025-08-17" calcext:value-type="date">
            <text:p>2025-08-17</text:p>
          </table:table-cell>
          <table:table-cell office:value-type="string" calcext:value-type="string">
            <text:p>Docker Fundamentals</text:p>
          </table:table-cell>
          <table:table-cell office:value-type="string" calcext:value-type="string">
            <text:p>Task 5.1: Install Docker Desktop. Task 5.2: Learn the core concepts: Images, Containers, Dockerfile. Task 5.3: Write a `Dockerfile` for your FastAPI application. Task 5.4: Build a Docker image from your Dockerfile and run it as a container on your local machine.</text:p>
          </table:table-cell>
          <table:table-cell office:value-type="string" calcext:value-type="string">
            <text:p>Containerization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Successfully run your entire FastAPI application inside a Docker container.</text:p>
          </table:table-cell>
          <table:table-cell office:value-type="string" calcext:value-type="string">
            <text:p>Not 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se 2: Containerization &amp; Deployment</text:p>
          </table:table-cell>
          <table:table-cell office:value-type="float" office:value="6" calcext:value-type="float">
            <text:p>6</text:p>
          </table:table-cell>
          <table:table-cell office:value-type="date" office:date-value="2025-08-18" calcext:value-type="date">
            <text:p>2025-08-18</text:p>
          </table:table-cell>
          <table:table-cell table:style-name="ce1" office:value-type="date" office:date-value="2025-08-24" calcext:value-type="date">
            <text:p>2025-08-24</text:p>
          </table:table-cell>
          <table:table-cell office:value-type="string" calcext:value-type="string">
            <text:p>Managing Services with Docker Compose</text:p>
          </table:table-cell>
          <table:table-cell office:value-type="string" calcext:value-type="string">
            <text:p>Task 6.1: Learn why Docker Compose is useful for multi-service applications. Task 6.2: Create a `docker-compose.yml` file. Task 6.3: While Supabase is a cloud service, practice by adding another service like Adminer (a DB admin tool) to your compose file to learn service linking. Task 6.4: Learn the commands: `docker-compose up`, `down`, `build`.</text:p>
          </table:table-cell>
          <table:table-cell office:value-type="string" calcext:value-type="string">
            <text:p>Orchestration</text:p>
          </table:table-cell>
          <table:table-cell office:value-type="string" calcext:value-type="string">
            <text:p>Docker Compose</text:p>
          </table:table-cell>
          <table:table-cell office:value-type="string" calcext:value-type="string">
            <text:p>Manage your application using a single `docker-compose up` command.</text:p>
          </table:table-cell>
          <table:table-cell office:value-type="string" calcext:value-type="string">
            <text:p>Not 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se 3: Building the Frontend</text:p>
          </table:table-cell>
          <table:table-cell office:value-type="float" office:value="7" calcext:value-type="float">
            <text:p>7</text:p>
          </table:table-cell>
          <table:table-cell office:value-type="date" office:date-value="2025-08-25" calcext:value-type="date">
            <text:p>2025-08-25</text:p>
          </table:table-cell>
          <table:table-cell table:style-name="ce1" office:value-type="date" office:date-value="2025-08-31" calcext:value-type="date">
            <text:p>2025-08-31</text:p>
          </table:table-cell>
          <table:table-cell office:value-type="string" calcext:value-type="string">
            <text:p>Intro to TypeScript</text:p>
          </table:table-cell>
          <table:table-cell office:value-type="string" calcext:value-type="string">
            <text:p>Task 7.1: Set up a Node.js environment. Task 7.2: Learn the basics of TypeScript: strong typing (string, number, boolean), interfaces, and types. Task 7.3: Understand the difference between TypeScript and JavaScript. Task 7.4: Set up a basic TypeScript project and compile it to JavaScript.</text:p>
          </table:table-cell>
          <table:table-cell office:value-type="string" calcext:value-type="string">
            <text:p>Modern JavaScript</text:p>
          </table:table-cell>
          <table:table-cell office:value-type="string" calcext:value-type="string">
            <text:p>Node.js</text:p>
          </table:table-cell>
          <table:table-cell office:value-type="string" calcext:value-type="string">
            <text:p><text:s/>TypeScript</text:p>
          </table:table-cell>
          <table:table-cell office:value-type="string" calcext:value-type="string">
            <text:p>Write a simple program in TypeScript and understand the compilation process.</text:p>
          </table:table-cell>
          <table:table-cell office:value-type="string" calcext:value-type="string">
            <text:p>Not Star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se 3: Building the Frontend</text:p>
          </table:table-cell>
          <table:table-cell office:value-type="float" office:value="8" calcext:value-type="float">
            <text:p>8</text:p>
          </table:table-cell>
          <table:table-cell office:value-type="date" office:date-value="2025-09-01" calcext:value-type="date">
            <text:p>2025-09-01</text:p>
          </table:table-cell>
          <table:table-cell table:style-name="ce1" office:value-type="date" office:date-value="2025-09-07" calcext:value-type="date">
            <text:p>2025-09-07</text:p>
          </table:table-cell>
          <table:table-cell office:value-type="string" calcext:value-type="string">
            <text:p>Intro to Refine &amp; ShadCN</text:p>
          </table:table-cell>
          <table:table-cell office:value-type="string" calcext:value-type="string">
            <text:p>Task 8.1: Read the Refine documentation to understand its core philosophy (Headless UI framework). Task 8.2: Use the CLI to create a new Refine project (with Vite and React). Task 8.3: Explore the project structure. Identify components, pages, and layouts. Task 8.4: Add ShadCN to your project and experiment with adding a few UI components (Button, Card) to a page.</text:p>
          </table:table-cell>
          <table:table-cell office:value-type="string" calcext:value-type="string">
            <text:p>Frontend Frameworks</text:p>
          </table:table-cell>
          <table:table-cell office:value-type="string" calcext:value-type="string">
            <text:p>Refine</text:p>
          </table:table-cell>
          <table:table-cell office:value-type="string" calcext:value-type="string">
            <text:p><text:s/>Vite</text:p>
          </table:table-cell>
          <table:table-cell office:value-type="string" calcext:value-type="string">
            <text:p><text:s/>React</text:p>
          </table:table-cell>
          <table:table-cell office:value-type="string" calcext:value-type="string">
            <text:p><text:s/>ShadCN/ui</text:p>
          </table:table-cell>
          <table:table-cell office:value-type="string" calcext:value-type="string">
            <text:p>Create a basic Refine application with a homepage that uses ShadCN components.</text:p>
          </table:table-cell>
          <table:table-cell office:value-type="string" calcext:value-type="string">
            <text:p>Not Started</text:p>
          </table:table-cell>
        </table:table-row>
        <table:table-row table:style-name="ro1">
          <table:table-cell office:value-type="string" calcext:value-type="string">
            <text:p>Phase 3: Building the Frontend</text:p>
          </table:table-cell>
          <table:table-cell office:value-type="float" office:value="9" calcext:value-type="float">
            <text:p>9</text:p>
          </table:table-cell>
          <table:table-cell office:value-type="date" office:date-value="2025-09-08" calcext:value-type="date">
            <text:p>2025-09-08</text:p>
          </table:table-cell>
          <table:table-cell table:style-name="ce1" office:value-type="date" office:date-value="2025-09-14" calcext:value-type="date">
            <text:p>2025-09-14</text:p>
          </table:table-cell>
          <table:table-cell office:value-type="string" calcext:value-type="string">
            <text:p>Connecting Frontend to Backend</text:p>
          </table:table-cell>
          <table:table-cell office:value-type="string" calcext:value-type="string">
            <text:p>Task 9.1: Learn how to fetch data from an API in a React/Refine app (using `useList`). Task 9.2: Configure your Refine app to communicate with your FastAPI backend API. Handle CORS issues. Task 9.3: Create a page that lists all the To-Do items by fetching them from your API. Task 9.4: Display the items using ShadCN components like `Card` and `Table`.</text:p>
          </table:table-cell>
          <table:table-cell office:value-type="string" calcext:value-type="string">
            <text:p>API Integration</text:p>
          </table:table-cell>
          <table:table-cell office:value-type="string" calcext:value-type="string">
            <text:p>Refine Data Hooks</text:p>
          </table:table-cell>
          <table:table-cell office:value-type="string" calcext:value-type="string">
            <text:p>Display the To-Do items from your Supabase DB on your web application's UI.</text:p>
          </table:table-cell>
          <table:table-cell office:value-type="string" calcext:value-type="string">
            <text:p>Not 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se 3: Building the Frontend</text:p>
          </table:table-cell>
          <table:table-cell office:value-type="float" office:value="10" calcext:value-type="float">
            <text:p>10</text:p>
          </table:table-cell>
          <table:table-cell office:value-type="date" office:date-value="2025-09-15" calcext:value-type="date">
            <text:p>2025-09-15</text:p>
          </table:table-cell>
          <table:table-cell table:style-name="ce1" office:value-type="date" office:date-value="2025-09-21" calcext:value-type="date">
            <text:p>2025-09-21</text:p>
          </table:table-cell>
          <table:table-cell office:value-type="string" calcext:value-type="string">
            <text:p>Creating &amp; Updating Data from the UI</text:p>
          </table:table-cell>
          <table:table-cell office:value-type="string" calcext:value-type="string">
            <text:p>Task 10.1: Use Refine's `useForm` hook to create a form for adding new To-Do items. Task 10.2: Make the form submit data to your FastAPI POST endpoint. Task 10.3: Add a 'delete' button to each item that calls your DELETE endpoint. Task 10.4: Implement the 'update' functionality (e.g., a checkbox to mark a task as complete).</text:p>
          </table:table-cell>
          <table:table-cell office:value-type="string" calcext:value-type="string">
            <text:p>State Management</text:p>
          </table:table-cell>
          <table:table-cell office:value-type="string" calcext:value-type="string">
            <text:p>Refine Form Hooks</text:p>
          </table:table-cell>
          <table:table-cell office:value-type="string" calcext:value-type="string">
            <text:p>Have a fully functional CRUD application, managing all data from the frontend UI.</text:p>
          </table:table-cell>
          <table:table-cell office:value-type="string" calcext:value-type="string">
            <text:p>Not 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se 3: Building the Frontend</text:p>
          </table:table-cell>
          <table:table-cell office:value-type="float" office:value="11" calcext:value-type="float">
            <text:p>11</text:p>
          </table:table-cell>
          <table:table-cell office:value-type="date" office:date-value="2025-09-22" calcext:value-type="date">
            <text:p>2025-09-22</text:p>
          </table:table-cell>
          <table:table-cell table:style-name="ce1" office:value-type="date" office:date-value="2025-09-28" calcext:value-type="date">
            <text:p>2025-09-28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Task 11.1: Use Supabase Auth to implement login/signup functionality in your FastAPI backend. Secure your endpoints. Task 11.2: Use Refine's authentication provider to create login and registration pages on the frontend. Task 11.3: Make it so only logged-in users can see and manage their own To-Do items (Row Level Security in Supabase).</text:p>
          </table:table-cell>
          <table:table-cell office:value-type="string" calcext:value-type="string">
            <text:p>Security &amp; Auth</text:p>
          </table:table-cell>
          <table:table-cell office:value-type="string" calcext:value-type="string">
            <text:p>Supabase Auth</text:p>
          </table:table-cell>
          <table:table-cell office:value-type="string" calcext:value-type="string">
            <text:p>Users can sign up, log in, and only see the data they created.</text:p>
          </table:table-cell>
          <table:table-cell office:value-type="string" calcext:value-type="string">
            <text:p>Not 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se 3: Building the Frontend</text:p>
          </table:table-cell>
          <table:table-cell office:value-type="float" office:value="12" calcext:value-type="float">
            <text:p>12</text:p>
          </table:table-cell>
          <table:table-cell office:value-type="date" office:date-value="2025-09-29" calcext:value-type="date">
            <text:p>2025-09-29</text:p>
          </table:table-cell>
          <table:table-cell table:style-name="ce1" office:value-type="date" office:date-value="2025-10-05" calcext:value-type="date">
            <text:p>2025-10-05</text:p>
          </table:table-cell>
          <table:table-cell office:value-type="string" calcext:value-type="string">
            <text:p>Project Polish and Refinement</text:p>
          </table:table-cell>
          <table:table-cell office:value-type="string" calcext:value-type="string">
            <text:p>Task 12.1: Clean up your code on both frontend and backend. Add comments. Task 12.2: Improve the UI/UX. Make it look professional using ShadCN's layout utilities. Task 12.3: Ensure your GitHub repository is clean and has a good README file explaining the project so far. Task 12.4: Write down what you've learned and what was challenging.</text:p>
          </table:table-cell>
          <table:table-cell office:value-type="string" calcext:value-type="string">
            <text:p>Code Quality &amp; UX</text:p>
          </table:table-cell>
          <table:table-cell office:value-type="string" calcext:value-type="string">
            <text:p>GitHub, Prettier,"A polished, fully functional, full-stack To-Do application ready for new features.</text:p>
          </table:table-cell>
          <table:table-cell office:value-type="string" calcext:value-type="string">
            <text:p>Not Star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ase 4: Integrating Intelligence</text:p>
          </table:table-cell>
          <table:table-cell office:value-type="float" office:value="13" calcext:value-type="float">
            <text:p>13</text:p>
          </table:table-cell>
          <table:table-cell office:value-type="date" office:date-value="2025-10-06" calcext:value-type="date">
            <text:p>2025-10-06</text:p>
          </table:table-cell>
          <table:table-cell table:style-name="ce1" office:value-type="date" office:date-value="2025-10-12" calcext:value-type="date">
            <text:p>2025-10-12</text:p>
          </table:table-cell>
          <table:table-cell office:value-type="string" calcext:value-type="string">
            <text:p>Revisiting LLMs &amp; Prompt Engineering</text:p>
          </table:table-cell>
          <table:table-cell office:value-type="string" calcext:value-type="string">
            <text:p>Task 13.1: Re-read the fundamentals of LLMs and Prompt Engineering (from the original 8-week plan). Task 13.2: Choose an LLM provider with an API (e.g., OpenAI, Google Gemini, Anthropic). Task 13.3: Create a new endpoint in your FastAPI backend (e.g., `/api/suggest-task`). This endpoint will take a topic and use the LLM to generate a suggested task. Task 13.4: Test this endpoint thoroughly using API testing tools like Postman or VS Code's Thunder Client.</text:p>
          </table:table-cell>
          <table:table-cell office:value-type="string" calcext:value-type="string">
            <text:p>AI Integration</text:p>
          </table:table-cell>
          <table:table-cell office:value-type="string" calcext:value-type="string">
            <text:p>LLM APIs (Gemini/OpenAI)</text:p>
          </table:table-cell>
          <table:table-cell office:value-type="string" calcext:value-type="string">
            <text:p>Your backend can now call an external LLM to generate intelligent suggestions.</text:p>
          </table:table-cell>
          <table:table-cell office:value-type="string" calcext:value-type="string">
            <text:p>Not 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se 4: Integrating Intelligence</text:p>
          </table:table-cell>
          <table:table-cell office:value-type="float" office:value="14" calcext:value-type="float">
            <text:p>14</text:p>
          </table:table-cell>
          <table:table-cell office:value-type="date" office:date-value="2025-10-13" calcext:value-type="date">
            <text:p>2025-10-13</text:p>
          </table:table-cell>
          <table:table-cell table:style-name="ce1" office:value-type="date" office:date-value="2025-10-19" calcext:value-type="date">
            <text:p>2025-10-19</text:p>
          </table:table-cell>
          <table:table-cell office:value-type="string" calcext:value-type="string">
            <text:p>Connecting AI to the Frontend</text:p>
          </table:table-cell>
          <table:table-cell office:value-type="string" calcext:value-type="string">
            <text:p>Task 14.1: Add a new "Suggest a Task" button to your frontend UI. Task 14.2: When clicked, this button should call your new `/api/suggest-task` backend endpoint. Task 14.3: Display the AI-generated suggestion to the user. Task 14.4: Add a button for the user to accept the suggestion and add it to their To-Do list.</text:p>
          </table:table-cell>
          <table:table-cell office:value-type="string" calcext:value-type="string">
            <text:p>Full-Stack AI</text:p>
          </table:table-cell>
          <table:table-cell office:value-type="string" calcext:value-type="string">
            <text:p>React State</text:p>
          </table:table-cell>
          <table:table-cell office:value-type="string" calcext:value-type="string">
            <text:p>A user can click a button on the UI to get an AI-generated task suggestion and add it to their list.</text:p>
          </table:table-cell>
          <table:table-cell office:value-type="string" calcext:value-type="string">
            <text:p>Not 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se 4: Integrating Intelligence</text:p>
          </table:table-cell>
          <table:table-cell office:value-type="float" office:value="15" calcext:value-type="float">
            <text:p>15</text:p>
          </table:table-cell>
          <table:table-cell office:value-type="date" office:date-value="2025-10-20" calcext:value-type="date">
            <text:p>2025-10-20</text:p>
          </table:table-cell>
          <table:table-cell table:style-name="ce1" office:value-type="date" office:date-value="2025-10-26" calcext:value-type="date">
            <text:p>2025-10-26</text:p>
          </table:table-cell>
          <table:table-cell office:value-type="string" calcext:value-type="string">
            <text:p>Intro to Fine-Tuning for a Purpose</text:p>
          </table:table-cell>
          <table:table-cell office:value-type="string" calcext:value-type="string">
            <text:p>Task 15.1: Re-read the theory of Fine-Tuning (PEFT, LoRA). Task 15.2: Create a small, specialized dataset. For example, a JSONL file with 20 examples of prompts for generating tasks in a specific style (e.g., `{'prompt': 'Create a fitness task', 'completion': 'Go for a 30-minute run'}`). Task 15.3: Follow a tutorial to fine-tune a small, open-source LLM on this dataset using Google Colab.</text:p>
          </table:table-cell>
          <table:table-cell office:value-type="string" calcext:value-type="string">
            <text:p>Applied ML</text:p>
          </table:table-cell>
          <table:table-cell office:value-type="string" calcext:value-type="string">
            <text:p>Hugging Face</text:p>
          </table:table-cell>
          <table:table-cell office:value-type="string" calcext:value-type="string">
            <text:p><text:s/>Colab</text:p>
          </table:table-cell>
          <table:table-cell office:value-type="string" calcext:value-type="string">
            <text:p>A fine-tuned model that is slightly better at your specific task than the general-purpose base model.</text:p>
          </table:table-cell>
          <table:table-cell office:value-type="string" calcext:value-type="string">
            <text:p>Not Star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se 4: Integrating Intelligence</text:p>
          </table:table-cell>
          <table:table-cell office:value-type="string" calcext:value-type="string">
            <text:p>16-24</text:p>
          </table:table-cell>
          <table:table-cell office:value-type="date" office:date-value="2025-10-27" calcext:value-type="date">
            <text:p>2025-10-27</text:p>
          </table:table-cell>
          <table:table-cell table:style-name="ce1" office:value-type="date" office:date-value="2025-12-21" calcext:value-type="date">
            <text:p>2025-12-21</text:p>
          </table:table-cell>
          <table:table-cell office:value-type="string" calcext:value-type="string">
            <text:p>Advanced Features &amp; Self-Study</text:p>
          </table:table-cell>
          <table:table-cell office:value-type="string" calcext:value-type="string">
            <text:p>This final, extended phase is for deepening your knowledge and expanding the project. Choose from these tasks: **1. Deploy Your Model:** Learn to deploy your fine-tuned model and call it from your API. **2. Advanced AI Feature:** Implement a more complex feature, like a "Weekly Plan Generator" that creates 7 tasks based on a user's goals. **3. RAG:** Implement a RAG system where the AI can answer questions based on a user's uploaded documents. **4. Deeper into Cloud:** Deploy your entire Dockerized application to a cloud provider like DigitalOcean or AWS Lightsail.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Your Choice (Cloud, RAG, Advanced AI)</text:p>
          </table:table-cell>
          <table:table-cell office:value-type="string" calcext:value-type="string">
            <text:p>A complete, deployed, AI-powered full-stack application and a clear direction for your future career.</text:p>
          </table:table-cell>
          <table:table-cell office:value-type="string" calcext:value-type="string">
            <text:p>Not Started</text:p>
          </table:table-cell>
          <table:table-cell table:number-columns-repeated="3"/>
        </table:table-row>
        <table:table-row table:style-name="ro1" table:number-rows-repeated="10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Start Date</text:p>
          </table:table-cell>
          <table:table-cell table:style-name="Default" office:value-type="string" calcext:value-type="string">
            <text:p>End Date</text:p>
          </table:table-cell>
          <table:table-cell office:value-type="string" calcext:value-type="string">
            <text:p>Focus / Theme</text:p>
          </table:table-cell>
          <table:table-cell office:value-type="string" calcext:value-type="string">
            <text:p>Task Description</text:p>
          </table:table-cell>
          <table:table-cell office:value-type="string" calcext:value-type="string">
            <text:p>Primary Skill</text:p>
          </table:table-cell>
          <table:table-cell office:value-type="string" calcext:value-type="string">
            <text:p>Time Allocation (Est.)</text:p>
          </table:table-cell>
          <table:table-cell office:value-type="string" calcext:value-type="string">
            <text:p>Tools / Resources</text:p>
          </table:table-cell>
          <table:table-cell office:value-type="string" calcext:value-type="string">
            <text:p>Stat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ek 1</text:p>
          </table:table-cell>
          <table:table-cell table:style-name="ce1" office:value-type="date" office:date-value="2025-07-14" calcext:value-type="date">
            <text:p>2025-07-14</text:p>
          </table:table-cell>
          <table:table-cell office:value-type="date" office:date-value="2025-07-20" calcext:value-type="date">
            <text:p>2025-07-20</text:p>
          </table:table-cell>
          <table:table-cell office:value-type="string" calcext:value-type="string">
            <text:p>Foundations: Mastering the Conversation</text:p>
          </table:table-cell>
          <table:table-cell office:value-type="string" calcext:value-type="string">
            <text:p>Task 1.1 (Weekdays): Read/watch tutorials on what LLMs, Transformers, and Tokens are. Understand the core concepts. Task 1.2 (Weekdays): Learn the key differences between Zero-shot, One-shot, and Few-shot prompting. Task 1.3 (Weekend): Use a web UI (Gemini, ChatGPT) to perform 10 different tasks. For each, document your initial prompt and 2 improved versions, noting why the changes worked. Task 1.4 (Weekend): Start a 'Project Ideas' document and list 15+ commands you want your future AI assistant to handle.</text:p>
          </table:table-cell>
          <table:table-cell office:value-type="string" calcext:value-type="string">
            <text:p>Prompt Engineering</text:p>
          </table:table-cell>
          <table:table-cell office:value-type="string" calcext:value-type="string">
            <text:p>~14 Hours</text:p>
          </table:table-cell>
          <table:table-cell office:value-type="string" calcext:value-type="string">
            <text:p>Gemini/ChatGPT Web UI, Notion/Google Docs</text:p>
          </table:table-cell>
          <table:table-cell office:value-type="string" calcext:value-type="string">
            <text:p>Not Star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ek 2</text:p>
          </table:table-cell>
          <table:table-cell table:style-name="ce1" office:value-type="date" office:date-value="2025-07-21" calcext:value-type="date">
            <text:p>2025-07-21</text:p>
          </table:table-cell>
          <table:table-cell office:value-type="date" office:date-value="2025-07-27" calcext:value-type="date">
            <text:p>2025-07-27</text:p>
          </table:table-cell>
          <table:table-cell office:value-type="string" calcext:value-type="string">
            <text:p>The Engineer's Toolkit: Python &amp; Hugging Face</text:p>
          </table:table-cell>
          <table:table-cell office:value-type="string" calcext:value-type="string">
            <text:p>Task 2.1 (Weekdays): Set up your Python environment with `venv` and install the `transformers` and `torch` libraries. Task 2.2 (Weekdays): Write a Python script to use the Hugging Face `pipeline()` for text-generation and summarization. Task 2.3 (Weekend): Experiment with at least 3 different models from the Hub within your pipeline script. Compare their outputs. Task 2.4 (Weekend): Write a script that takes a hardcoded text command and uses a pipeline to execute a relevant task (e.g., sentiment analysis on a sentence).</text:p>
          </table:table-cell>
          <table:table-cell office:value-type="string" calcext:value-type="string">
            <text:p>Python for AI</text:p>
          </table:table-cell>
          <table:table-cell office:value-type="string" calcext:value-type="string">
            <text:p>~14 Hours</text:p>
          </table:table-cell>
          <table:table-cell office:value-type="string" calcext:value-type="string">
            <text:p>VS Code, Python 3.10+, Hugging Face Hub</text:p>
          </table:table-cell>
          <table:table-cell office:value-type="string" calcext:value-type="string">
            <text:p>Not Star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ek 3</text:p>
          </table:table-cell>
          <table:table-cell table:style-name="ce1" office:value-type="date" office:date-value="2025-07-28" calcext:value-type="date">
            <text:p>2025-07-28</text:p>
          </table:table-cell>
          <table:table-cell office:value-type="date" office:date-value="2025-08-03" calcext:value-type="date">
            <text:p>2025-08-03</text:p>
          </table:table-cell>
          <table:table-cell office:value-type="string" calcext:value-type="string">
            <text:p>How LLMs Learn: Datasets &amp; Fine-Tuning Theory</text:p>
          </table:table-cell>
          <table:table-cell office:value-type="string" calcext:value-type="string">
            <text:p>Task 3.1 (Weekdays): Study the concepts of Pre-training vs. Fine-tuning. Understand what an instruction dataset is. Task 3.2 (Weekdays): Browse instruction datasets on the Hugging Face Hub (e.g., databricks-dolly-15k, open-platypus). Task 3.3 (Weekend): Write a Python script using the `datasets` library to load, inspect, and print 10-15 examples from a chosen instruction dataset. Task 3.4 (Weekend): Take 10 commands from your 'Project Ideas' doc and manually format them into a JSON file following the instruction dataset structure (e.g., `{'instruction': '...', 'input': '...', 'output': '...'}`).</text:p>
          </table:table-cell>
          <table:table-cell office:value-type="string" calcext:value-type="string">
            <text:p>Data Handling</text:p>
          </table:table-cell>
          <table:table-cell office:value-type="string" calcext:value-type="string">
            <text:p>~14 Hours</text:p>
          </table:table-cell>
          <table:table-cell office:value-type="string" calcext:value-type="string">
            <text:p>VS Code, Hugging Face Datasets Library</text:p>
          </table:table-cell>
          <table:table-cell office:value-type="string" calcext:value-type="string">
            <text:p>Not Star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ek 4</text:p>
          </table:table-cell>
          <table:table-cell table:style-name="ce1" office:value-type="date" office:date-value="2025-08-04" calcext:value-type="date">
            <text:p>2025-08-04</text:p>
          </table:table-cell>
          <table:table-cell office:value-type="date" office:date-value="2025-08-10" calcext:value-type="date">
            <text:p>2025-08-10</text:p>
          </table:table-cell>
          <table:table-cell office:value-type="string" calcext:value-type="string">
            <text:p>Hands-On: Your First Fine-Tune</text:p>
          </table:table-cell>
          <table:table-cell office:value-type="string" calcext:value-type="string">
            <text:p>Task 4.1 (Weekdays): Read about Parameter-Efficient Fine-Tuning (PEFT), specifically the concepts of LoRA and QLoRA. Task 4.2 (Weekdays): Set up a Google Colab account and get familiar with its interface for using free GPUs. Task 4.3 (Weekend): Find and complete a full tutorial notebook for fine-tuning a small model (e.g., OPT-350m or GPT-2) using QLoRA and the Hugging Face `Trainer` API. Task 4.4 (Weekend): After fine-tuning, test your model with 5 new prompts and compare its performance to the base model.</text:p>
          </table:table-cell>
          <table:table-cell office:value-type="string" calcext:value-type="string">
            <text:p>Fine-Tuning</text:p>
          </table:table-cell>
          <table:table-cell office:value-type="string" calcext:value-type="string">
            <text:p>~14 Hours</text:p>
          </table:table-cell>
          <table:table-cell office:value-type="string" calcext:value-type="string">
            <text:p>Google Colab, Hugging Face `Trainer` &amp; `peft`</text:p>
          </table:table-cell>
          <table:table-cell office:value-type="string" calcext:value-type="string">
            <text:p>Not Star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ek 5</text:p>
          </table:table-cell>
          <table:table-cell table:style-name="ce1" office:value-type="date" office:date-value="2025-08-11" calcext:value-type="date">
            <text:p>2025-08-11</text:p>
          </table:table-cell>
          <table:table-cell office:value-type="date" office:date-value="2025-08-17" calcext:value-type="date">
            <text:p>2025-08-17</text:p>
          </table:table-cell>
          <table:table-cell office:value-type="string" calcext:value-type="string">
            <text:p>Assistant's Brain: Advanced Prompting &amp; Logic</text:p>
          </table:table-cell>
          <table:table-cell office:value-type="string" calcext:value-type="string">
            <text:p>Task 5.1 (Weekdays): Learn the theory behind advanced prompting techniques like Chain-of-Thought (CoT) and ReAct (Reason + Act). Task 5.2 (Weekdays): Design the logic for your assistant. How does it get a command and decide what to do? Task 5.3 (Weekend): Write a Python script that takes a complex command (e.g., "Find the top 3 Python libraries for web scraping and save them to a file.") and uses an LLM (via API) with a ReAct prompt to generate a step-by-step plan in JSON format.</text:p>
          </table:table-cell>
          <table:table-cell office:value-type="string" calcext:value-type="string">
            <text:p>System Design</text:p>
          </table:table-cell>
          <table:table-cell office:value-type="string" calcext:value-type="string">
            <text:p>~14 Hours</text:p>
          </table:table-cell>
          <table:table-cell office:value-type="string" calcext:value-type="string">
            <text:p>VS Code, OpenAI/Gemini API</text:p>
          </table:table-cell>
          <table:table-cell office:value-type="string" calcext:value-type="string">
            <text:p>Not Star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ek 6</text:p>
          </table:table-cell>
          <table:table-cell table:style-name="ce1" office:value-type="date" office:date-value="2025-08-18" calcext:value-type="date">
            <text:p>2025-08-18</text:p>
          </table:table-cell>
          <table:table-cell office:value-type="date" office:date-value="2025-08-24" calcext:value-type="date">
            <text:p>2025-08-24</text:p>
          </table:table-cell>
          <table:table-cell office:value-type="string" calcext:value-type="string">
            <text:p>Assistant's Senses: Voice &amp; OS Control</text:p>
          </table:table-cell>
          <table:table-cell office:value-type="string" calcext:value-type="string">
            <text:p>Task 6.1 (Weekdays): Write a standalone Python script using the `SpeechRecognition` library that listens to your microphone and transcribes your speech to text in the console. Task 6.2 (Weekdays): Write a separate script with functions to control your OS using the `subprocess` (for terminal commands) and `pyautogui` (for GUI automation) libraries. Task 6.3 (Weekend): Create 3-4 simple OS control functions (e.g., `open_browser()`, `type_text('hello world')`, `press_enter()`). Test them thoroughly.</text:p>
          </table:table-cell>
          <table:table-cell office:value-type="string" calcext:value-type="string">
            <text:p>Automation &amp; I/O</text:p>
          </table:table-cell>
          <table:table-cell office:value-type="string" calcext:value-type="string">
            <text:p>~14 Hours</text:p>
          </table:table-cell>
          <table:table-cell office:value-type="string" calcext:value-type="string">
            <text:p>VS Code, `SpeechRecognition`, `pyautogui`, `subprocess` libraries</text:p>
          </table:table-cell>
          <table:table-cell office:value-type="string" calcext:value-type="string">
            <text:p>Not Star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ek 7</text:p>
          </table:table-cell>
          <table:table-cell table:style-name="ce1" office:value-type="date" office:date-value="2025-08-25" calcext:value-type="date">
            <text:p>2025-08-25</text:p>
          </table:table-cell>
          <table:table-cell office:value-type="date" office:date-value="2025-08-31" calcext:value-type="date">
            <text:p>2025-08-31</text:p>
          </table:table-cell>
          <table:table-cell office:value-type="string" calcext:value-type="string">
            <text:p>Capstone Project v0.1: Integration</text:p>
          </table:table-cell>
          <table:table-cell office:value-type="string" calcext:value-type="string">
            <text:p>Task 7.1 (Weekdays): Plan the architecture of your final application. How will the 'Ears', 'Brain', and 'Hands' scripts communicate? Task 7.2 (Weekend): Create the main `assistant.py` script. Implement a main loop that: 1. Listens for your voice command. 2. Sends the command to the 'Brain' to get a simple action. 3. Calls the correct OS control function from your 'Hands' script. Task 7.3 (Weekend): Successfully integrate and test 2-3 simple commands end-to-end (e.g., "Hey assistant, open notepad.").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~14 Hours</text:p>
          </table:table-cell>
          <table:table-cell office:value-type="string" calcext:value-type="string">
            <text:p>All previous tools and scripts</text:p>
          </table:table-cell>
          <table:table-cell office:value-type="string" calcext:value-type="string">
            <text:p>Not Started</text:p>
          </table:table-cell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Week 8</text:p>
          </table:table-cell>
          <table:table-cell table:style-name="ce1" office:value-type="date" office:date-value="2025-09-01" calcext:value-type="date">
            <text:p>2025-09-01</text:p>
          </table:table-cell>
          <table:table-cell office:value-type="date" office:date-value="2025-09-07" calcext:value-type="date">
            <text:p>2025-09-07</text:p>
          </table:table-cell>
          <table:table-cell office:value-type="string" calcext:value-type="string">
            <text:p>Capstone Project v0.2: Refinement &amp; Expansion</text:p>
          </table:table-cell>
          <table:table-cell office:value-type="string" calcext:value-type="string">
            <text:p>Task 8.1 (Weekdays): Implement more robust error handling. What happens if a voice command is not understood or an action fails? Task 8.2 (Weekdays): Start a GitHub repository for your project, commit your code, and write a simple README.md file explaining your project. Task 8.3 (Weekend): Add 3-5 more complex commands to your assistant. This might involve chaining multiple actions together. Task 8.4 (Weekend): Review your entire journey, identify areas you want to learn more about, and plan your 'next steps' after this initial 8-week sprint.</text:p>
          </table:table-cell>
          <table:table-cell office:value-type="string" calcext:value-type="string">
            <text:p>Project Development</text:p>
          </table:table-cell>
          <table:table-cell office:value-type="string" calcext:value-type="string">
            <text:p>~14 Hours</text:p>
          </table:table-cell>
          <table:table-cell office:value-type="string" calcext:value-type="string">
            <text:p>GitHub, All previous tools</text:p>
          </table:table-cell>
          <table:table-cell office:value-type="string" calcext:value-type="string">
            <text:p>Not Starte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57" meta:object-count="0"/>
    <meta:generator>LibreOffice/24.2.7.2$Linux_X86_64 LibreOffice_project/420$Build-2</meta:generator>
  </office:meta>
</office:document-meta>
</file>